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athJax_Main" svg:font-family="MathJax_Main" style:font-pitch="variable"/>
    <style:font-face style:name="MathJax_Main1" svg:font-family="MathJax_Main" style:font-family-generic="swiss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3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468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239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854cm" fo:min-width="0cm" fo:padding-top="0.142cm" fo:padding-bottom="0.142cm" fo:padding-left="0.267cm" fo:padding-right="0.267cm" fo:wrap-option="wrap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MathJax_Math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MathJax_Main"/>
    </style:style>
    <style:style style:name="P5" style:family="paragraph">
      <loext:graphic-properties draw:fill="none" draw:fill-color="#ffffff"/>
      <style:paragraph-properties style:writing-mode="lr-tb"/>
      <style:text-properties style:font-name="MathJax_Main"/>
    </style:style>
    <style:style style:name="P6" style:family="paragraph">
      <style:text-properties style:font-name="MathJax_Main"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style:font-name="MathJax_Main" fo:font-size="12pt" style:font-size-asian="12pt" style:font-size-complex="12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2" style:family="text">
      <style:text-properties style:font-name="MathJax_Math" fo:font-size="14pt" style:font-size-asian="14pt" style:font-size-complex="14pt"/>
    </style:style>
    <style:style style:name="T3" style:family="text">
      <style:text-properties style:text-position="33% 58%" style:font-name="MathJax_Math" fo:font-size="14pt" style:font-size-asian="14pt" style:font-size-complex="14pt"/>
    </style:style>
    <style:style style:name="T4" style:family="text">
      <style:text-properties style:font-name="MathJax_Main" fo:font-size="12pt" style:font-name-asian="Liberation Sans2" style:font-size-asian="12pt" style:font-name-complex="Liberation 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0.879cm" svg:height="0.806cm" svg:x="3.681cm" svg:y="2.99cm">
            <draw:text-box>
              <text:p><text:span text:style-name="T1">ν</text:span></text:p>
            </draw:text-box>
          </draw:frame>
          <draw:frame draw:style-name="gr2" draw:text-style-name="P2" draw:layer="layout" svg:width="0.976cm" svg:height="0.73cm" svg:x="6.783cm" svg:y="2.079cm">
            <draw:text-box>
              <text:p><text:span text:style-name="T2">e</text:span><text:span text:style-name="T3">−</text:span></text:p>
            </draw:text-box>
          </draw:frame>
          <draw:frame draw:style-name="gr2" draw:text-style-name="P2" draw:layer="layout" svg:width="0.976cm" svg:height="0.73cm" svg:x="6.683cm" svg:y="3.6cm">
            <draw:text-box>
              <text:p><text:span text:style-name="T2">e</text:span><text:span text:style-name="T3">−</text:span></text:p>
            </draw:text-box>
          </draw:frame>
          <draw:g>
            <draw:g>
              <draw:g>
                <draw:g>
                  <draw:line draw:style-name="gr3" draw:text-style-name="P3" draw:layer="layout" svg:x1="1.259cm" svg:y1="1.6cm" svg:x2="4.459cm" svg:y2="1.601cm">
                    <text:p/>
                  </draw:line>
                  <draw:line draw:style-name="gr4" draw:text-style-name="P3" draw:layer="layout" svg:x1="1.259cm" svg:y1="1.6cm" svg:x2="2.859cm" svg:y2="1.601cm">
                    <text:p/>
                  </draw:line>
                </draw:g>
                <draw:g>
                  <draw:line draw:style-name="gr3" draw:text-style-name="P3" draw:layer="layout" svg:x1="4.427cm" svg:y1="1.601cm" svg:x2="7.627cm" svg:y2="1.6cm">
                    <text:p/>
                  </draw:line>
                  <draw:line draw:style-name="gr4" draw:text-style-name="P3" draw:layer="layout" svg:x1="4.427cm" svg:y1="1.602cm" svg:x2="6.027cm" svg:y2="1.601cm">
                    <text:p/>
                  </draw:line>
                </draw:g>
              </draw:g>
              <draw:g>
                <draw:g>
                  <draw:line draw:style-name="gr3" draw:text-style-name="P3" draw:layer="layout" svg:x1="4.468cm" svg:y1="4.631cm" svg:x2="4.468cm" svg:y2="2.353cm">
                    <text:p/>
                  </draw:line>
                  <draw:line draw:style-name="gr4" draw:text-style-name="P3" draw:layer="layout" svg:x1="4.468cm" svg:y1="4.631cm" svg:x2="4.468cm" svg:y2="3.492cm">
                    <text:p/>
                  </draw:line>
                  <draw:line draw:style-name="gr4" draw:text-style-name="P3" draw:layer="layout" svg:x1="4.468cm" svg:y1="2.405cm" svg:x2="4.468cm" svg:y2="3.544cm">
                    <text:p/>
                  </draw:line>
                </draw:g>
                <draw:g>
                  <draw:line draw:style-name="gr3" draw:text-style-name="P3" draw:layer="layout" svg:x1="4.465cm" svg:y1="2.379cm" svg:x2="7.659cm" svg:y2="2.8cm">
                    <text:p/>
                  </draw:line>
                  <draw:line draw:style-name="gr4" draw:text-style-name="P3" draw:layer="layout" svg:x1="4.465cm" svg:y1="2.379cm" svg:x2="6.062cm" svg:y2="2.59cm">
                    <text:p/>
                  </draw:line>
                </draw:g>
                <draw:g>
                  <draw:line draw:style-name="gr3" draw:text-style-name="P3" draw:layer="layout" svg:x1="4.465cm" svg:y1="4.6cm" svg:x2="7.659cm" svg:y2="4.2cm">
                    <text:p/>
                  </draw:line>
                  <draw:line draw:style-name="gr4" draw:text-style-name="P3" draw:layer="layout" svg:x1="4.465cm" svg:y1="4.6cm" svg:x2="6.062cm" svg:y2="4.4cm">
                    <text:p/>
                  </draw:line>
                </draw:g>
              </draw:g>
              <draw:g>
                <draw:g>
                  <draw:path draw:style-name="gr3" draw:text-style-name="P3" draw:layer="layout" svg:width="0.567cm" svg:height="0.576cm" draw:transform="rotate (-2.32966548556203) translate (4.856220967351cm 1.98927160049413cm)" svg:viewBox="0 0 568 577" svg:d="M0 558c359 107 277-274 277-274-89-361 291-275 291-275">
                    <text:p/>
                  </draw:path>
                </draw:g>
                <draw:g>
                  <draw:path draw:style-name="gr3" draw:text-style-name="P3" draw:layer="layout" svg:width="0.567cm" svg:height="0.576cm" draw:transform="rotate (-0.811927168027762) translate (4.46537941171773cm 4.59857930222411cm)" svg:viewBox="0 0 568 577" svg:d="M568 558c-359 107-277-274-277-274 89-361-291-275-291-275">
                    <text:p/>
                  </draw:path>
                </draw:g>
              </draw:g>
              <draw:g>
                <draw:g>
                  <draw:line draw:style-name="gr3" draw:text-style-name="P3" draw:layer="layout" svg:x1="1.259cm" svg:y1="1.201cm" svg:x2="4.459cm" svg:y2="1.202cm">
                    <text:p/>
                  </draw:line>
                  <draw:line draw:style-name="gr4" draw:text-style-name="P3" draw:layer="layout" svg:x1="1.259cm" svg:y1="1.201cm" svg:x2="2.859cm" svg:y2="1.202cm">
                    <text:p/>
                  </draw:line>
                </draw:g>
                <draw:g>
                  <draw:line draw:style-name="gr3" draw:text-style-name="P3" draw:layer="layout" svg:x1="4.427cm" svg:y1="1.202cm" svg:x2="7.627cm" svg:y2="1.201cm">
                    <text:p/>
                  </draw:line>
                  <draw:line draw:style-name="gr4" draw:text-style-name="P3" draw:layer="layout" svg:x1="4.427cm" svg:y1="1.203cm" svg:x2="6.027cm" svg:y2="1.202cm">
                    <text:p/>
                  </draw:line>
                </draw:g>
              </draw:g>
              <draw:g>
                <draw:g>
                  <draw:g>
                    <draw:line draw:style-name="gr3" draw:text-style-name="P3" draw:layer="layout" svg:x1="1.259cm" svg:y1="0.802cm" svg:x2="4.459cm" svg:y2="0.803cm">
                      <text:p/>
                    </draw:line>
                    <draw:line draw:style-name="gr4" draw:text-style-name="P3" draw:layer="layout" svg:x1="1.259cm" svg:y1="0.802cm" svg:x2="2.859cm" svg:y2="0.803cm">
                      <text:p/>
                    </draw:line>
                  </draw:g>
                  <draw:g>
                    <draw:line draw:style-name="gr3" draw:text-style-name="P3" draw:layer="layout" svg:x1="4.427cm" svg:y1="0.803cm" svg:x2="7.627cm" svg:y2="0.802cm">
                      <text:p/>
                    </draw:line>
                    <draw:line draw:style-name="gr4" draw:text-style-name="P3" draw:layer="layout" svg:x1="4.427cm" svg:y1="0.804cm" svg:x2="6.027cm" svg:y2="0.803cm">
                      <text:p/>
                    </draw:line>
                  </draw:g>
                </draw:g>
                <draw:g>
                  <draw:g>
                    <draw:line draw:style-name="gr3" draw:text-style-name="P3" draw:layer="layout" svg:x1="1.259cm" svg:y1="5.403cm" svg:x2="4.459cm" svg:y2="5.404cm">
                      <text:p/>
                    </draw:line>
                    <draw:line draw:style-name="gr4" draw:text-style-name="P3" draw:layer="layout" svg:x1="1.259cm" svg:y1="5.403cm" svg:x2="2.859cm" svg:y2="5.404cm">
                      <text:p/>
                    </draw:line>
                  </draw:g>
                  <draw:g>
                    <draw:line draw:style-name="gr3" draw:text-style-name="P3" draw:layer="layout" svg:x1="4.427cm" svg:y1="5.404cm" svg:x2="7.627cm" svg:y2="5.403cm">
                      <text:p/>
                    </draw:line>
                    <draw:line draw:style-name="gr4" draw:text-style-name="P3" draw:layer="layout" svg:x1="4.427cm" svg:y1="5.405cm" svg:x2="6.027cm" svg:y2="5.404cm">
                      <text:p/>
                    </draw:line>
                  </draw:g>
                </draw:g>
                <draw:g>
                  <draw:g>
                    <draw:line draw:style-name="gr3" draw:text-style-name="P3" draw:layer="layout" svg:x1="1.259cm" svg:y1="5.804cm" svg:x2="4.459cm" svg:y2="5.805cm">
                      <text:p/>
                    </draw:line>
                    <draw:line draw:style-name="gr4" draw:text-style-name="P3" draw:layer="layout" svg:x1="1.259cm" svg:y1="5.804cm" svg:x2="2.859cm" svg:y2="5.805cm">
                      <text:p/>
                    </draw:line>
                  </draw:g>
                  <draw:g>
                    <draw:line draw:style-name="gr3" draw:text-style-name="P3" draw:layer="layout" svg:x1="4.427cm" svg:y1="5.805cm" svg:x2="7.627cm" svg:y2="5.804cm">
                      <text:p/>
                    </draw:line>
                    <draw:line draw:style-name="gr4" draw:text-style-name="P3" draw:layer="layout" svg:x1="4.427cm" svg:y1="5.806cm" svg:x2="6.027cm" svg:y2="5.805cm">
                      <text:p/>
                    </draw:line>
                  </draw:g>
                </draw:g>
                <draw:g>
                  <draw:g>
                    <draw:line draw:style-name="gr3" draw:text-style-name="P3" draw:layer="layout" svg:x1="1.259cm" svg:y1="6.205cm" svg:x2="4.459cm" svg:y2="6.206cm">
                      <text:p/>
                    </draw:line>
                    <draw:line draw:style-name="gr4" draw:text-style-name="P3" draw:layer="layout" svg:x1="1.259cm" svg:y1="6.205cm" svg:x2="2.859cm" svg:y2="6.206cm">
                      <text:p/>
                    </draw:line>
                  </draw:g>
                  <draw:g>
                    <draw:line draw:style-name="gr3" draw:text-style-name="P3" draw:layer="layout" svg:x1="4.427cm" svg:y1="6.206cm" svg:x2="7.627cm" svg:y2="6.205cm">
                      <text:p/>
                    </draw:line>
                    <draw:line draw:style-name="gr4" draw:text-style-name="P3" draw:layer="layout" svg:x1="4.427cm" svg:y1="6.207cm" svg:x2="6.027cm" svg:y2="6.206cm">
                      <text:p/>
                    </draw:line>
                  </draw:g>
                </draw:g>
              </draw:g>
            </draw:g>
          </draw:g>
          <draw:frame draw:style-name="gr1" draw:text-style-name="P5" draw:layer="layout" svg:width="0.879cm" svg:height="0.802cm" svg:x="0.709cm" svg:y="0.369cm">
            <draw:text-box>
              <text:p text:style-name="P4"><text:span text:style-name="T4">u</text:span></text:p>
            </draw:text-box>
          </draw:frame>
          <draw:frame draw:style-name="gr1" draw:text-style-name="P7" draw:layer="layout" svg:width="0.879cm" svg:height="0.802cm" svg:x="0.71cm" svg:y="0.834cm">
            <draw:text-box>
              <text:p text:style-name="P6"><text:span text:style-name="T4">d</text:span></text:p>
            </draw:text-box>
          </draw:frame>
          <draw:frame draw:style-name="gr1" draw:text-style-name="P7" draw:layer="layout" svg:width="0.879cm" svg:height="0.802cm" svg:x="0.711cm" svg:y="1.27cm">
            <draw:text-box>
              <text:p text:style-name="P6"><text:span text:style-name="T4">d</text:span></text:p>
            </draw:text-box>
          </draw:frame>
          <draw:frame draw:style-name="gr1" draw:text-style-name="P7" draw:layer="layout" svg:width="0.879cm" svg:height="0.802cm" svg:x="7.412cm" svg:y="0.816cm">
            <draw:text-box>
              <text:p text:style-name="P6"><text:span text:style-name="T4">d</text:span></text:p>
            </draw:text-box>
          </draw:frame>
          <draw:frame draw:style-name="gr5" draw:text-style-name="P5" draw:layer="layout" svg:width="0.739cm" svg:height="0.746cm" svg:x="7.41cm" svg:y="0.369cm">
            <draw:text-box>
              <text:p text:style-name="P4"><text:span text:style-name="T4">u</text:span></text:p>
            </draw:text-box>
          </draw:frame>
          <draw:frame draw:style-name="gr5" draw:text-style-name="P5" draw:layer="layout" svg:width="0.739cm" svg:height="0.746cm" svg:x="7.411cm" svg:y="1.169cm">
            <draw:text-box>
              <text:p text:style-name="P4"><text:span text:style-name="T4">u</text:span></text:p>
            </draw:text-box>
          </draw:frame>
          <draw:frame draw:style-name="gr1" draw:text-style-name="P5" draw:layer="layout" svg:width="0.879cm" svg:height="0.802cm" svg:x="0.71cm" svg:y="4.97cm">
            <draw:text-box>
              <text:p text:style-name="P4"><text:span text:style-name="T4">u</text:span></text:p>
            </draw:text-box>
          </draw:frame>
          <draw:frame draw:style-name="gr1" draw:text-style-name="P7" draw:layer="layout" svg:width="0.879cm" svg:height="0.802cm" svg:x="0.711cm" svg:y="5.435cm">
            <draw:text-box>
              <text:p text:style-name="P6"><text:span text:style-name="T4">d</text:span></text:p>
            </draw:text-box>
          </draw:frame>
          <draw:frame draw:style-name="gr1" draw:text-style-name="P7" draw:layer="layout" svg:width="0.879cm" svg:height="0.802cm" svg:x="0.712cm" svg:y="5.871cm">
            <draw:text-box>
              <text:p text:style-name="P6"><text:span text:style-name="T4">d</text:span></text:p>
            </draw:text-box>
          </draw:frame>
          <draw:frame draw:style-name="gr1" draw:text-style-name="P7" draw:layer="layout" svg:width="0.879cm" svg:height="0.802cm" svg:x="7.413cm" svg:y="5.416cm">
            <draw:text-box>
              <text:p text:style-name="P6"><text:span text:style-name="T4">d</text:span></text:p>
            </draw:text-box>
          </draw:frame>
          <draw:frame draw:style-name="gr5" draw:text-style-name="P5" draw:layer="layout" svg:width="0.739cm" svg:height="0.746cm" svg:x="7.411cm" svg:y="4.969cm">
            <draw:text-box>
              <text:p text:style-name="P4"><text:span text:style-name="T4">u</text:span></text:p>
            </draw:text-box>
          </draw:frame>
          <draw:frame draw:style-name="gr5" draw:text-style-name="P5" draw:layer="layout" svg:width="0.739cm" svg:height="0.746cm" svg:x="7.412cm" svg:y="5.769cm">
            <draw:text-box>
              <text:p text:style-name="P4"><text:span text:style-name="T4">u</text:span></text:p>
            </draw:text-box>
          </draw:frame>
          <draw:g>
            <draw:custom-shape draw:style-name="gr6" draw:text-style-name="P3" draw:layer="layout" svg:width="0.2cm" svg:height="1.2cm" svg:x="0.7cm" svg:y="0.6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" draw:text-style-name="P7" draw:layer="layout" svg:width="0.879cm" svg:height="0.802cm" svg:x="0.111cm" svg:y="0.792cm">
              <draw:text-box>
                <text:p text:style-name="P6"><text:span text:style-name="T4">n</text:span></text:p>
              </draw:text-box>
            </draw:frame>
          </draw:g>
          <draw:g>
            <draw:custom-shape draw:style-name="gr6" draw:text-style-name="P3" draw:layer="layout" svg:width="0.2cm" svg:height="1.2cm" svg:x="0.701cm" svg:y="5.201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" draw:text-style-name="P7" draw:layer="layout" svg:width="0.879cm" svg:height="0.802cm" svg:x="0.112cm" svg:y="5.393cm">
              <draw:text-box>
                <text:p text:style-name="P6"><text:span text:style-name="T4">n</text:span></text:p>
              </draw:text-box>
            </draw:frame>
          </draw:g>
          <draw:g>
            <draw:custom-shape draw:style-name="gr6" draw:text-style-name="P3" draw:layer="layout" svg:width="0.2cm" svg:height="1.2cm" svg:x="7.91cm" svg:y="5.2cm">
              <text:p/>
    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" draw:text-style-name="P7" draw:layer="layout" svg:width="0.879cm" svg:height="0.802cm" svg:x="7.921cm" svg:y="5.392cm">
              <draw:text-box>
                <text:p text:style-name="P6"><text:span text:style-name="T4">p</text:span></text:p>
              </draw:text-box>
            </draw:frame>
          </draw:g>
          <draw:g>
            <draw:custom-shape draw:style-name="gr6" draw:text-style-name="P3" draw:layer="layout" svg:width="0.2cm" svg:height="1.2cm" svg:x="7.901cm" svg:y="0.601cm">
              <text:p/>
    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" draw:text-style-name="P7" draw:layer="layout" svg:width="0.879cm" svg:height="0.802cm" svg:x="7.912cm" svg:y="0.793cm">
              <draw:text-box>
                <text:p text:style-name="P6"><text:span text:style-name="T4">p</text:span></text:p>
              </draw:text-box>
            </draw:frame>
          </draw:g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athJax_Main" svg:font-family="MathJax_Main" style:font-pitch="variable"/>
    <style:font-face style:name="MathJax_Main1" svg:font-family="MathJax_Main" style:font-family-generic="swiss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4.199999809265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7cm" fo:margin-bottom="0cm" fo:text-indent="0cm"/>
      <style:text-properties fo:font-size="12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32cm" fo:margin-bottom="0cm" fo:text-indent="0cm"/>
      <style:text-properties fo:font-size="1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88cm" fo:margin-bottom="0cm" fo:text-indent="0cm"/>
      <style:text-properties fo:font-size="8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9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99cm" svg:x="1cm" svg:y="2.773cm"/>
      <draw:page-thumbnail draw:layer="backgroundobjects" svg:width="8.999cm" svg:height="6.999cm" svg:x="1cm" svg:y="11.349cm"/>
      <draw:page-thumbnail draw:layer="backgroundobjects" svg:width="8.999cm" svg:height="6.999cm" svg:x="1cm" svg:y="19.925cm"/>
      <draw:page-thumbnail draw:layer="backgroundobjects" svg:width="8.999cm" svg:height="6.999cm" svg:x="11cm" svg:y="2.773cm"/>
      <draw:page-thumbnail draw:layer="backgroundobjects" svg:width="8.999cm" svg:height="6.999cm" svg:x="11cm" svg:y="11.349cm"/>
      <draw:page-thumbnail draw:layer="backgroundobjects" svg:width="8.999cm" svg:height="6.999cm" svg:x="11cm" svg:y="19.925cm"/>
    </style:handout-master>
    <style:master-page style:name="Default" style:page-layout-name="PM1" draw:style-name="Mdp1">
      <draw:frame presentation:style-name="Default-title" draw:layer="backgroundobjects" svg:width="8.1cm" svg:height="1.168cm" svg:x="0.45cm" svg:y="0.279cm" presentation:class="title" presentation:placeholder="true">
        <draw:text-box/>
      </draw:frame>
      <draw:frame presentation:style-name="Default-outline1" draw:layer="backgroundobjects" svg:width="8.1cm" svg:height="4.06cm" svg:x="0.45cm" svg:y="1.637cm" presentation:class="outline" presentation:placeholder="true">
        <draw:text-box/>
      </draw:frame>
      <draw:frame presentation:style-name="Mpr1" draw:text-style-name="MP2" draw:layer="backgroundobjects" svg:width="2.096cm" svg:height="0.483cm" svg:x="0.45cm" svg:y="6.3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852cm" svg:height="0.483cm" svg:x="3.078cm" svg:y="6.37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096cm" svg:height="0.483cm" svg:x="6.451cm" svg:y="6.37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8:10:49.442601503</meta:creation-date>
    <dc:date>2023-08-11T19:56:57.289634097</dc:date>
    <meta:editing-duration>PT44M14S</meta:editing-duration>
    <meta:editing-cycles>3</meta:editing-cycles>
    <meta:generator>LibreOffice/7.4.5.1$Linux_X86_64 LibreOffice_project/40$Build-1</meta:generator>
    <meta:document-statistic meta:object-count="112"/>
  </office:meta>
</office:document-meta>
</file>